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B53]+[.B54]+[.B55]+[.B56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.00.0000</text:date>, <text:time style:data-style-name="N2" text:time-value="14:05:23.956379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2.6.2$Linux_X86_64 LibreOffice_project/20$Build-2</meta:generator>
    <dc:date>2019-08-23T14:07:53.234116310</dc:date>
    <meta:editing-duration>PT16H40M42S</meta:editing-duration>
    <meta:editing-cycles>91</meta:editing-cycles>
    <meta:document-statistic meta:table-count="1" meta:cell-count="108" meta:object-count="0"/>
  </office:meta>
</office:document-meta>
</file>